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01cm"/>
    </style:style>
    <style:style style:name="co3" style:family="table-column">
      <style:table-column-properties fo:break-before="auto" style:column-width="2.875cm"/>
    </style:style>
    <style:style style:name="co4" style:family="table-column">
      <style:table-column-properties fo:break-before="auto" style:column-width="3.20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Feature</text:p>
          </table:table-cell>
          <table:table-cell office:value-type="string">
            <text:p>Business Value</text:p>
          </table:table-cell>
          <table:table-cell office:value-type="string">
            <text:p>Estimated Co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ke pictur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ve taken picture on SD card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vert taken picture using ascii filter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vert saved pictures using ascii filter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Options for filter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scii filter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pload support to flickr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mpty runnable application (Before first sprint)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ergy save options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ptions Menu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13:14:08.26</meta:creation-date>
    <dc:date>2012-09-18T13:46:35.10</dc:date>
    <meta:editing-duration>PT17M16S</meta:editing-duration>
    <meta:editing-cycles>2</meta:editing-cycles>
    <meta:generator>LibreOffice/3.6$Windows_x86 LibreOffice_project/e29a214-2bbed72-0621de6-a97528c-8f066d</meta:generator>
    <meta:document-statistic meta:table-count="1" meta:cell-count="44" meta:object-count="0"/>
  </office:meta>
</office:document-meta>
</file>